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59764688">
          <text:insertion>
            <office:change-info>
              <dc:creator>Gauthier Bastien</dc:creator>
              <dc:date>2012-03-16T14:42:00</dc:date>
            </office:change-info>
          </text:insertion>
        </text:changed-region>
        <text:changed-region text:id="ct155368312">
          <text:insertion>
            <office:change-info>
              <dc:creator>Gauthier Bastien</dc:creator>
              <dc:date>2012-03-16T14:41:00</dc:date>
            </office:change-info>
          </text:insertion>
        </text:changed-region>
        <text:changed-region text:id="ct155367984">
          <text:insertion>
            <office:change-info>
              <dc:creator>Gauthier Bastien</dc:creator>
              <dc:date>2012-03-16T14:41:00</dc:date>
            </office:change-info>
          </text:insertion>
        </text:changed-region>
        <text:changed-region text:id="ct15882231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553184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435350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414315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. COMMISSION DE L'ENSEIGNEMENT, DE LA CULTURE ET DES SPORTS</text:p>
      <text:p text:style-name="P4">(<text:change-start text:change-id="ct159764688"/>self.utranslate("weekday_%s" % self.getPreMeetingDate_2().aDay().lower(), domain="plonelocales")<text:change-end text:change-id="ct159764688"/> <text:change-start text:change-id="ct155368312"/>tool.formatDate(self.getPreMeetingDate_2(), withHour=True)<text:change-end text:change-id="ct155368312"/>, <text:change-start text:change-id="ct155367984"/>self.getPreMeetingPlace_2()<text:change-end text:change-id="ct155367984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2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enseignement',], renumber=True)</text:span></text:p></office:annotation></text:span><text:change-start text:change-id="ct158822312"/><text:span text:style-name="T1">item[0]</text:span><text:change-end text:change-id="ct158822312"/><text:span text:style-name="T1">. </text:span><text:change-start text:change-id="ct155318432"/><text:span text:style-name="T1">item[1].Title()</text:span><text:change-end text:change-id="ct15531843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enseignement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enseignement</text:span><text:span text:style-name="T3">-1er-supplement',], renumber=True, firstNumber=len(</text:span><text:span text:style-name="T2">self.adapted().getPrintableItems(itemUids, categories=['commission-enseignement',], renumber=True)</text:span><text:span text:style-name="T3">)+1)</text:span></text:p></office:annotation></text:span><text:change-start text:change-id="ct164353504"/><text:span text:style-name="T1">item[0]</text:span><text:change-end text:change-id="ct164353504"/><text:span text:style-name="T1">. </text:span><text:change-start text:change-id="ct164143152"/><text:span text:style-name="T1">item[1].Title()</text:span><text:change-end text:change-id="ct16414315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44</dc:date>
    <dc:creator>Gauthier Bastien</dc:creator>
    <meta:editing-duration>PT03H05M16S</meta:editing-duration>
    <meta:editing-cycles>50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32" meta:character-count="399"/>
  </office:meta>
</office:document-meta>
</file>